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pen office(tout)</text:p>
      <text:p text:style-name="Standard">Foxit reader</text:p>
      <text:p text:style-name="Standard">Firefox</text:p>
      <text:p text:style-name="Standard">Notepad++</text:p>
      <text:p text:style-name="Standard">Visual studio</text:p>
      <text:p text:style-name="Standard">Eclipse</text:p>
      <text:p text:style-name="Standard">VirtualBox</text:p>
      <text:p text:style-name="Standard">Wam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1-13T09:49:49.70</meta:creation-date>
    <meta:document-statistic meta:table-count="0" meta:image-count="0" meta:object-count="0" meta:page-count="1" meta:paragraph-count="8" meta:word-count="11" meta:character-count="79"/>
    <dc:date>2016-01-13T10:20:27.01</dc:date>
    <meta:editing-duration>PT15M27S</meta:editing-duration>
    <meta:editing-cycles>1</meta:editing-cycles>
    <meta:generator>OpenOffice/4.1.1$Win32 OpenOffice.org_project/411m6$Build-9775</meta:generator>
  </office:meta>
</office:document-meta>
</file>